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0.75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5cm" fo:min-width="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244cm" fo:min-width="0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51cm" fo:min-width="1.412cm"/>
    </style:style>
    <style:style style:name="gr5" style:family="graphic" style:parent-style-name="objectwithoutfill">
      <style:graphic-properties svg:stroke-color="#000000" draw:marker-end="Arrow" draw:marker-end-width="0.1cm" draw:fill="none" draw:fill-color="#ffffff" draw:textarea-vertical-align="middle"/>
    </style:style>
    <style:style style:name="gr6" style:family="graphic" style:parent-style-name="objectwithoutfill">
      <style:graphic-properties svg:stroke-color="#000000" draw:marker-end="Arrow" draw:marker-end-width="0.1cm" draw:fill="none" draw:fill-color="#ffffff" draw:textarea-vertical-align="middle"/>
    </style:style>
    <style:style style:name="P1" style:family="paragraph">
      <style:paragraph-properties fo:text-align="center"/>
      <style:text-properties fo:font-size="10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0pt" style:font-size-asian="18pt" style:font-size-complex="18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4pt" style:font-size-asian="18pt" style:font-size-complex="18pt"/>
    </style:style>
    <style:style style:name="P5" style:family="paragraph">
      <style:paragraph-properties fo:text-align="center"/>
      <style:text-properties fo:font-size="11pt"/>
    </style:style>
    <style:style style:name="P6" style:family="paragraph">
      <loext:graphic-properties draw:fill-color="#ffffff"/>
      <style:paragraph-properties fo:text-align="center"/>
      <style:text-properties fo:font-size="11pt" style:font-size-asian="18pt" style:font-size-complex="18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font-size="8pt" style:font-size-asian="18pt" style:font-size-complex="18pt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1pt" style:font-size-asian="18pt" style:font-size-complex="18pt"/>
    </style:style>
    <style:style style:name="T4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2.5cm" svg:height="1.2cm" svg:x="0.671cm" svg:y="3.466cm">
          <text:p text:style-name="P1"><text:span text:style-name="T1">gpg:at-en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xml:id="id2" draw:id="id2" draw:layer="layout" svg:width="2.5cm" svg:height="1.4cm" svg:x="0.671cm" svg:y="1.666cm">
          <text:p text:style-name="P3"><text:span text:style-name="T2">gpg:open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3" draw:id="id3" draw:layer="layout" svg:width="2.5cm" svg:height="1.4cm" svg:x="4.271cm" svg:y="3.366cm">
          <text:p text:style-name="P3"><text:span text:style-name="T2">gpg:close</text:span></text:p>
          <draw:enhanced-geometry svg:viewBox="0 0 21600 21600" draw:type="rectangle" draw:enhanced-path="M 0 0 L 21600 0 21600 21600 0 21600 0 0 Z N"/>
        </draw:custom-shape>
        <draw:custom-shape draw:style-name="gr2" draw:text-style-name="P6" xml:id="id6" draw:id="id6" draw:layer="layout" svg:width="2.5cm" svg:height="1.4cm" svg:x="0.671cm" svg:y="5.266cm">
          <text:p text:style-name="P5"><text:span text:style-name="T3">gpg:read-file</text:span></text:p>
          <draw:enhanced-geometry svg:viewBox="0 0 21600 21600" draw:type="rectangle" draw:enhanced-path="M 0 0 L 21600 0 21600 21600 0 21600 0 0 Z N"/>
        </draw:custom-shape>
        <draw:custom-shape draw:style-name="gr3" draw:text-style-name="P7" xml:id="id1" draw:id="id1" draw:layer="layout" svg:width="0.7cm" svg:height="0.7cm" svg:x="1.571cm" svg:y="0.06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4" draw:text-style-name="P6" xml:id="id7" draw:id="id7" draw:layer="layout" svg:width="2.5cm" svg:height="1.3cm" svg:x="0.671cm" svg:y="7.466cm">
          <text:p text:style-name="P3"><text:span text:style-name="T3">other</text:span></text:p>
          <text:p text:style-name="P3"><text:span text:style-name="T3">processing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8" draw:layer="layout" svg:x1="1.921cm" svg:y1="0.766cm" svg:x2="1.921cm" svg:y2="1.666cm" draw:start-shape="id1" draw:start-glue-point="8" draw:end-shape="id2" draw:end-glue-point="0" svg:d="M1921 766v900" svg:viewBox="0 0 1 901">
          <text:p/>
        </draw:connector>
        <draw:custom-shape draw:style-name="gr3" draw:text-style-name="P7" xml:id="id4" draw:id="id4" draw:layer="layout" svg:width="0.7cm" svg:height="0.7cm" svg:x="5.171cm" svg:y="5.766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onnector draw:style-name="gr5" draw:text-style-name="P8" draw:layer="layout" svg:x1="5.521cm" svg:y1="4.766cm" svg:x2="5.521cm" svg:y2="5.766cm" draw:start-shape="id3" draw:start-glue-point="2" draw:end-shape="id4" draw:end-glue-point="4" svg:d="M5521 4766v1000" svg:viewBox="0 0 1 1001">
          <text:p/>
        </draw:connector>
        <draw:connector draw:style-name="gr6" draw:text-style-name="P9" draw:layer="layout" svg:x1="3.171cm" svg:y1="4.066cm" svg:x2="4.271cm" svg:y2="4.066cm" draw:start-shape="id5" draw:start-glue-point="7" draw:end-shape="id3" svg:d="M3171 4066h1100" svg:viewBox="0 0 1101 1">
          <text:p text:style-name="P3"><text:span text:style-name="T4">yes</text:span></text:p>
        </draw:connector>
        <draw:connector draw:style-name="gr5" draw:text-style-name="P8" draw:layer="layout" svg:x1="1.921cm" svg:y1="3.066cm" svg:x2="1.921cm" svg:y2="3.466cm" draw:start-shape="id2" draw:start-glue-point="2" draw:end-shape="id5" draw:end-glue-point="4" svg:d="M1921 3066v400" svg:viewBox="0 0 1 401">
          <text:p/>
        </draw:connector>
        <draw:connector draw:style-name="gr5" draw:text-style-name="P8" draw:layer="layout" svg:x1="1.921cm" svg:y1="4.666cm" svg:x2="1.921cm" svg:y2="5.266cm" draw:start-shape="id5" draw:start-glue-point="6" draw:end-shape="id6" draw:end-glue-point="0" svg:d="M1921 4666v600" svg:viewBox="0 0 1 601">
          <text:p/>
        </draw:connector>
        <draw:connector draw:style-name="gr5" draw:text-style-name="P8" draw:layer="layout" svg:x1="1.921cm" svg:y1="6.666cm" svg:x2="1.921cm" svg:y2="7.466cm" draw:start-shape="id6" draw:start-glue-point="2" draw:end-shape="id7" svg:d="M1921 6666v800" svg:viewBox="0 0 1 801">
          <text:p/>
        </draw:connector>
        <draw:connector draw:style-name="gr5" draw:text-style-name="P8" draw:layer="layout" svg:x1="0.671cm" svg:y1="8.116cm" svg:x2="0.671cm" svg:y2="4.066cm" draw:start-shape="id7" draw:start-glue-point="3" draw:end-shape="id5" svg:d="M671 8116h-501v-4050h501" svg:viewBox="0 0 502 40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ohit Marathi" style:font-family-complex="'Lohit Marath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7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2T13:42:02.588469903</meta:creation-date>
    <dc:date>2018-11-12T13:55:45.823384433</dc:date>
    <meta:editing-duration>PT2M51S</meta:editing-duration>
    <meta:editing-cycles>1</meta:editing-cycles>
    <meta:document-statistic meta:object-count="14"/>
    <meta:generator>LibreOffice/5.1.4.2$Linux_X86_64 LibreOffice_project/f99d75f39f1c57ebdd7ffc5f42867c12031db97a</meta:generator>
  </office:meta>
</office:document-meta>
</file>